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PT Sans" svg:font-family="'PT Sans'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language="en" fo:country="US" officeooo:rsid="0005e9f9" officeooo:paragraph-rsid="0005e9f9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PT San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PT Sans" fo:font-size="11.25pt" fo:letter-spacing="normal" fo:language="ru" fo:country="RU" fo:font-style="normal" fo:font-weight="normal" officeooo:rsid="0005e9f9" officeooo:paragraph-rsid="0005e9f9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style:font-name="PT Sans" fo:font-size="11.25pt" fo:letter-spacing="normal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line-height="150%" fo:orphans="2" fo:widows="2"/>
    </style:style>
    <style:style style:name="P7" style:family="paragraph" style:parent-style-name="Text_20_body">
      <style:paragraph-properties fo:margin-top="0cm" fo:margin-bottom="0cm" loext:contextual-spacing="false" fo:line-height="150%" fo:orphans="2" fo:widows="2"/>
      <style:text-properties fo:font-variant="normal" fo:text-transform="none" style:font-name="PT Sans" fo:font-size="11.25pt" fo:letter-spacing="normal" fo:font-style="normal" fo:font-weight="normal"/>
    </style:style>
    <style:style style:name="P8" style:family="paragraph" style:parent-style-name="Text_20_body">
      <style:paragraph-properties fo:margin-top="0cm" fo:margin-bottom="0cm" loext:contextual-spacing="false" fo:line-height="150%"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style:font-name="PT Sans" fo:font-size="11.25pt" fo:letter-spacing="normal" fo:font-style="normal" fo:font-weight="normal"/>
    </style:style>
    <style:style style:name="P9" style:family="paragraph" style:parent-style-name="Standard">
      <style:paragraph-properties fo:margin-top="0cm" fo:margin-bottom="0cm" loext:contextual-spacing="false" fo:line-height="150%" fo:orphans="2" fo:widows="2"/>
      <style:text-properties fo:font-variant="normal" fo:text-transform="none" fo:color="#aaaaaa" style:font-name="Arial1" fo:letter-spacing="normal" officeooo:paragraph-rsid="00125b6b"/>
    </style:style>
    <style:style style:name="P10" style:family="paragraph" style:parent-style-name="Standard">
      <style:text-properties style:font-name="Arial1" officeooo:paragraph-rsid="00125b6b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7" style:family="paragraph" style:parent-style-name="Text_20_body" style:list-style-name="L1">
      <style:paragraph-properties fo:margin-top="0cm" fo:margin-bottom="0cm" loext:contextual-spacing="false" fo:line-height="150%" fo:orphans="2" fo:widows="2"/>
    </style:style>
    <style:style style:name="P18" style:family="paragraph" style:parent-style-name="Text_20_body" style:list-style-name="L2">
      <style:paragraph-properties fo:margin-top="0cm" fo:margin-bottom="0cm" loext:contextual-spacing="false" fo:line-height="150%" fo:orphans="2" fo:widows="2"/>
    </style:style>
    <style:style style:name="P19" style:family="paragraph" style:parent-style-name="Text_20_body" style:list-style-name="L3">
      <style:paragraph-properties fo:margin-top="0cm" fo:margin-bottom="0cm" loext:contextual-spacing="false" fo:line-height="150%" fo:orphans="2" fo:widows="2"/>
    </style:style>
    <style:style style:name="P20" style:family="paragraph" style:parent-style-name="Text_20_body" style:list-style-name="L4">
      <style:paragraph-properties fo:margin-top="0cm" fo:margin-bottom="0cm" loext:contextual-spacing="false" fo:line-height="150%" fo:orphans="2" fo:widows="2"/>
    </style:style>
    <style:style style:name="P21" style:family="paragraph" style:parent-style-name="Text_20_body" style:list-style-name="L5">
      <style:paragraph-properties fo:margin-top="0cm" fo:margin-bottom="0cm" loext:contextual-spacing="false" fo:line-height="150%" fo:orphans="2" fo:widows="2"/>
    </style:style>
    <style:style style:name="P22" style:family="paragraph" style:parent-style-name="Text_20_body" style:list-style-name="L6">
      <style:paragraph-properties fo:margin-top="0cm" fo:margin-bottom="0cm" loext:contextual-spacing="false" fo:line-height="150%" fo:orphans="2" fo:widows="2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aaaaaa" style:font-name="Arial1" fo:font-size="12pt" fo:letter-spacing="normal" fo:font-style="normal" fo:font-weight="normal"/>
    </style:style>
    <style:style style:name="P24" style:family="paragraph" style:parent-style-name="Preformatted_20_Text">
      <style:paragraph-properties fo:margin-top="0cm" fo:margin-bottom="0cm" loext:contextual-spacing="false" fo:line-height="150%" fo:orphans="2" fo:widows="2"/>
      <style:text-properties fo:font-variant="normal" fo:text-transform="none" fo:color="#aaaaaa" style:font-name="Arial1" fo:letter-spacing="normal"/>
    </style:style>
    <style:style style:name="T1" style:family="text">
      <style:text-properties fo:font-variant="normal" fo:text-transform="none" style:font-name="PT Sans" fo:font-size="11.25pt" fo:letter-spacing="normal" fo:font-style="normal" fo:font-weight="normal"/>
    </style:style>
    <style:style style:name="T2" style:family="text">
      <style:text-properties fo:font-variant="normal" fo:text-transform="none" style:font-name="PT Sans" fo:font-size="11.25pt" fo:letter-spacing="normal" fo:language="ru" fo:country="RU" fo:font-style="normal" fo:font-weight="normal"/>
    </style:style>
    <style:style style:name="T3" style:family="text">
      <style:text-properties fo:font-variant="normal" fo:text-transform="none" style:font-name="PT Sans" fo:font-size="11.25pt" fo:letter-spacing="normal" fo:language="ru" fo:country="RU" fo:font-style="normal" fo:font-weight="normal" officeooo:rsid="000c7edd"/>
    </style:style>
    <style:style style:name="T4" style:family="text">
      <style:text-properties fo:font-variant="normal" fo:text-transform="none" style:font-name="PT Sans" fo:font-size="11.25pt" fo:letter-spacing="normal" fo:language="en" fo:country="US" fo:font-style="normal" fo:font-weight="normal" officeooo:rsid="000c7edd"/>
    </style:style>
    <style:style style:name="T5" style:family="text">
      <style:text-properties fo:font-variant="normal" fo:text-transform="none" style:font-name="Source Code Pro" fo:font-size="11.25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6" style:family="text">
      <style:text-properties fo:font-variant="normal" fo:text-transform="none" style:font-name="Source Code Pro" fo:font-size="11.25pt" fo:letter-spacing="normal" fo:font-style="normal" fo:font-weight="bold" loext:padding="0cm" loext:border="none"/>
    </style:style>
    <style:style style:name="T7" style:family="text">
      <style:text-properties fo:font-variant="normal" fo:text-transform="none" style:font-name="Source Code Pro" fo:font-size="11.25pt" fo:letter-spacing="normal" fo:font-style="normal" fo:font-weight="bold" officeooo:rsid="0007b662" loext:padding-left="0cm" loext:padding-right="0cm" loext:padding-top="0cm" loext:padding-bottom="0.049cm" loext:border-left="none" loext:border-right="none" loext:border-top="none" loext:border-bottom="0.06pt solid #000000"/>
    </style:style>
    <style:style style:name="T8" style:family="text">
      <style:text-properties fo:font-variant="normal" fo:text-transform="none" style:font-name="Source Code Pro" fo:font-size="11.25pt" fo:letter-spacing="normal" fo:language="ru" fo:country="RU" fo:font-style="normal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9" style:family="text">
      <style:text-properties fo:font-variant="normal" fo:text-transform="none" style:font-name="Source Code Pro" fo:font-size="11.25pt" fo:letter-spacing="normal" fo:language="ru" fo:country="RU" fo:font-style="normal" fo:font-weight="bold" officeooo:rsid="0007b662" loext:padding-left="0cm" loext:padding-right="0cm" loext:padding-top="0cm" loext:padding-bottom="0.049cm" loext:border-left="none" loext:border-right="none" loext:border-top="none" loext:border-bottom="0.06pt solid #000000"/>
    </style:style>
    <style:style style:name="T10" style:family="text">
      <style:text-properties style:font-name="Source Code Pro" fo:font-size="12pt" fo:font-style="normal" fo:font-weight="normal"/>
    </style:style>
    <style:style style:name="T11" style:family="text">
      <style:text-properties fo:font-size="12pt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</text:p>
      <text:p text:style-name="P1"><text:span text:style-name="Source_20_Text"><text:span text:style-name="T5">justify-content</text:span></text:span><text:span text:style-name="T1">, которое выравнивает элементы горизонтально и принимает следующие значения: <text:s/></text:span><text:span text:style-name="T3">Выравние </text:span><text:span text:style-name="T4">flex </text:span><text:span text:style-name="T3">элемента — вдоль главной оси</text:span></text:p>
      <text:list xml:id="list2283829672" text:style-name="L1">
        <text:list-item>
          <text:p text:style-name="P11"><text:span text:style-name="Source_20_Text"><text:span text:style-name="T6">flex-start</text:span></text:span><text:span text:style-name="T1">: Элементы выравниваются по левой стороне контейнера.</text:span></text:p>
        </text:list-item>
        <text:list-item>
          <text:p text:style-name="P17"><text:span text:style-name="Source_20_Text"><text:span text:style-name="T6">flex-end</text:span></text:span><text:span text:style-name="T1">: Элементы выравниваются по правой стороне контейнера.</text:span></text:p>
        </text:list-item>
        <text:list-item>
          <text:p text:style-name="P17"><text:span text:style-name="Source_20_Text"><text:span text:style-name="T6">center</text:span></text:span><text:span text:style-name="T1">: Элементы выравниваются по центру контейнера.</text:span></text:p>
        </text:list-item>
        <text:list-item>
          <text:p text:style-name="P17"><text:span text:style-name="Source_20_Text"><text:span text:style-name="T6">space-between</text:span></text:span><text:span text:style-name="T1">: Элементы отображаются с одинаковыми отступами между ними.</text:span></text:p>
        </text:list-item>
        <text:list-item>
          <text:p text:style-name="P17"><text:span text:style-name="Source_20_Text"><text:span text:style-name="T6">space-around</text:span></text:span><text:span text:style-name="T1">: Элементы отображаются с одинаковыми отступами вокруг них.</text:span></text:p>
        </text:list-item>
      </text:list>
      <text:p text:style-name="P1"><text:span text:style-name="T1">Например, </text:span><text:span text:style-name="Source_20_Text"><text:span text:style-name="T6">justify-content: flex-end;</text:span></text:span><text:span text:style-name="T1"> сдвинет лягушонка вправо.</text:span></text:p>
      <text:p text:style-name="Standard"/>
      <text:p text:style-name="P3">-----------------------------------------------------------------------------------------------------------</text:p>
      <text:p text:style-name="P1"><text:span text:style-name="T1"> </text:span><text:span text:style-name="Source_20_Text"><text:span text:style-name="T5">align-items</text:span></text:span><text:span text:style-name="T1"> чтоб помочь лягушатам добратся к нижней части пруда. Это CSS свойство выравнивает элементы вертикально и принимает следующие значения:</text:span></text:p>
      <text:list xml:id="list2530594125" text:style-name="L2">
        <text:list-item>
          <text:p text:style-name="P12"><text:span text:style-name="Source_20_Text"><text:span text:style-name="T6">flex-start</text:span></text:span><text:span text:style-name="T1">: Элементы выравниваются по верхнему краю контейнера.</text:span></text:p>
        </text:list-item>
        <text:list-item>
          <text:p text:style-name="P18"><text:span text:style-name="Source_20_Text"><text:span text:style-name="T6">flex-end</text:span></text:span><text:span text:style-name="T1">: Элементы выравниваются по нижнему краю контейнера.</text:span></text:p>
        </text:list-item>
        <text:list-item>
          <text:p text:style-name="P18"><text:span text:style-name="Source_20_Text"><text:span text:style-name="T6">center</text:span></text:span><text:span text:style-name="T1">: Элементы выравниваются вертикально по центру контейнера.</text:span></text:p>
        </text:list-item>
        <text:list-item>
          <text:p text:style-name="P18"><text:span text:style-name="Source_20_Text"><text:span text:style-name="T6">baseline</text:span></text:span><text:span text:style-name="T1">: Элементы отображаются на базовой линии контейнера.</text:span></text:p>
        </text:list-item>
        <text:list-item>
          <text:p text:style-name="P18"><text:span text:style-name="Source_20_Text"><text:span text:style-name="T6">stretch</text:span></text:span><text:span text:style-name="T1">: Элементы растягиваются, чтоб заполнить контейнер.</text:span></text:p>
        </text:list-item>
      </text:list>
      <text:p text:style-name="P7"/>
      <text:p text:style-name="P7">----------------------------------------------------------------------------------------------</text:p>
      <text:p text:style-name="P6"><text:span text:style-name="Source_20_Text"><text:span text:style-name="T5">flex-direction</text:span></text:span><text:span text:style-name="T1">. Это CSS свойство задает направление, в котором будут расположены элементы в контейнере и принимает следующие значения:</text:span></text:p>
      <text:list xml:id="list1372749013" text:style-name="L3">
        <text:list-item>
          <text:p text:style-name="P13"><text:span text:style-name="Source_20_Text"><text:span text:style-name="T6">row</text:span></text:span><text:span text:style-name="T1">: Элементы размещаются по направлению текста.</text:span></text:p>
        </text:list-item>
        <text:list-item>
          <text:p text:style-name="P19"><text:span text:style-name="Source_20_Text"><text:span text:style-name="T6">row-reverse</text:span></text:span><text:span text:style-name="T1">: Элементы отображаются в обратном порядке к направлению текста.</text:span></text:p>
        </text:list-item>
        <text:list-item>
          <text:p text:style-name="P19"><text:span text:style-name="Source_20_Text"><text:span text:style-name="T6">column</text:span></text:span><text:span text:style-name="T1">: Элементы распологаются сверху вниз.</text:span></text:p>
        </text:list-item>
        <text:list-item>
          <text:p text:style-name="P19"><text:span text:style-name="Source_20_Text"><text:span text:style-name="T6">column-reverse</text:span></text:span><text:span text:style-name="T1">: Элементы распологаются снизу вверх</text:span></text:p>
        </text:list-item>
      </text:list>
      <text:p text:style-name="P6"><text:span text:style-name="T1">Лягушатам нужно выстроиться в порядке их лилий, используя </text:span><text:span text:style-name="Source_20_Text"><text:span text:style-name="T5">flex-direction</text:span></text:span><text:span text:style-name="T1">. Это CSS свойство задает направление, в котором будут расположены элементы в контейнере и принимает следующие значения:</text:span></text:p>
      <text:list xml:id="list970463501" text:style-name="L4">
        <text:list-item>
          <text:p text:style-name="P14"><text:span text:style-name="Source_20_Text"><text:span text:style-name="T6">row</text:span></text:span><text:span text:style-name="T1">: Элементы размещаются по направлению текста.</text:span></text:p>
        </text:list-item>
        <text:list-item>
          <text:p text:style-name="P20"><text:span text:style-name="Source_20_Text"><text:span text:style-name="T6">row-reverse</text:span></text:span><text:span text:style-name="T1">: Элементы отображаются в обратном порядке к направлению текста.</text:span></text:p>
        </text:list-item>
        <text:list-item>
          <text:p text:style-name="P20"><text:span text:style-name="Source_20_Text"><text:span text:style-name="T6">column</text:span></text:span><text:span text:style-name="T1">: Элементы распологаются сверху вниз.</text:span></text:p>
        </text:list-item>
        <text:list-item>
          <text:p text:style-name="P20"><text:span text:style-name="Source_20_Text"><text:span text:style-name="T6">column-reverse</text:span></text:span><text:span text:style-name="T1">: Элементы распологаются снизу вверх</text:span></text:p>
        </text:list-item>
      </text:list>
      <text:p text:style-name="P7"/>
      <text:p text:style-name="P7"><text:soft-page-break/>--------------------------------------------------------------------------------------------------</text:p>
      <text:p text:style-name="P6"><text:span text:style-name="T1">Иногда изменения порядка отображения элементов в контейнере недостаточно. В таких случаях мы можем применить свойство </text:span><text:span text:style-name="Source_20_Text"><text:span text:style-name="T5">order</text:span></text:span><text:span text:style-name="T1"> для конкретных элементов. По умолчанию, значение этого свойства у элементов равно 0, но мы можем задать положительное или отрицательное целое число этому свойству.</text:span></text:p>
      <text:p text:style-name="P1"><text:span text:style-name="T1">Используй свойство </text:span><text:span text:style-name="Source_20_Text"><text:span text:style-name="T5">order</text:span></text:span><text:span text:style-name="T1">, чтоб разместить лягушат на своих лилиях.</text:span></text:p>
      <text:p text:style-name="P2"><text:span text:style-name="T1">Order: -1; </text:span><text:span text:style-name="T2">значения м.б. -1,0,1</text:span></text:p>
      <text:p text:style-name="P4"/>
      <text:p text:style-name="P4">------------------------------------------------------------------------------------------------------</text:p>
      <text:p text:style-name="P2"><text:span text:style-name="T2">Еще одно свойство, которое ты можешь применить к определенному элементу это </text:span><text:span text:style-name="Source_20_Text"><text:span text:style-name="T8">align-self</text:span></text:span><text:span text:style-name="T2">. Это свойство принимает те же значения, что и </text:span><text:span text:style-name="Source_20_Text"><text:span text:style-name="T8">align-items</text:span></text:span><text:span text:style-name="T2">. </text:span></text:p>
      <text:p text:style-name="P4"/>
      <text:p text:style-name="P4">-----------------------------------------------------------------------------------------------------</text:p>
      <text:p text:style-name="P2"><text:span text:style-name="T2">О нет! Лягушат сплющило на одном ряду лилий. Раздвинь их с помощью свойства </text:span><text:span text:style-name="Source_20_Text"><text:span text:style-name="T8">flex-wrap</text:span></text:span><text:span text:style-name="Source_20_Text"><text:span text:style-name="T7">(</text:span></text:span><text:span text:style-name="Source_20_Text"><text:span text:style-name="T9">указывает, нужно ли чтоб элементы принудительно находились в одном ряду или автоматически переносились</text:span></text:span><text:span text:style-name="Source_20_Text"><text:span text:style-name="T7">) </text:span></text:span><text:span text:style-name="T2">, которое принимает следующие значения:</text:span></text:p>
      <text:list xml:id="list733031356" text:style-name="L5">
        <text:list-item>
          <text:p text:style-name="P15"><text:span text:style-name="Source_20_Text"><text:span text:style-name="T6">nowrap</text:span></text:span><text:span text:style-name="T1">: Размеры элементов устанавливаются автоматически, чтоб они поместились в один ряд.</text:span></text:p>
        </text:list-item>
        <text:list-item>
          <text:p text:style-name="P21"><text:span text:style-name="Source_20_Text"><text:span text:style-name="T6">wrap</text:span></text:span><text:span text:style-name="T1">: Элементы автоматически переносятся на новую строку.</text:span></text:p>
        </text:list-item>
        <text:list-item>
          <text:p text:style-name="P21"><text:span text:style-name="Source_20_Text"><text:span text:style-name="T6">wrap-reverse</text:span></text:span><text:span text:style-name="T1">: Элементы автоматически переносятся на новую строку, но строки расположены в обратном порядке.</text:span></text:p>
        </text:list-item>
      </text:list>
      <text:p text:style-name="P8"/>
      <text:p text:style-name="P6"><text:span text:style-name="T1">Два свойства </text:span><text:span text:style-name="Source_20_Text"><text:span text:style-name="T5">flex-direction</text:span></text:span><text:span text:style-name="T1"> и </text:span><text:span text:style-name="Source_20_Text"><text:span text:style-name="T5">flex-wrap</text:span></text:span><text:span text:style-name="T1"> используются так часто вместе, что было создано свойство </text:span><text:span text:style-name="Source_20_Text"><text:span text:style-name="T5">flex-flow</text:span></text:span><text:span text:style-name="T1"> для их комбинирования. Это свойство принимает значения двух этих свойств, разделеные пробелом.</text:span></text:p>
      <text:p text:style-name="P1"><text:span text:style-name="T1">Например, ты можешь использовать </text:span><text:span text:style-name="Source_20_Text"><text:span text:style-name="T6">flex-flow: row wrap</text:span></text:span><text:span text:style-name="T1">, чтоб элементы располагались в ряд и автоматически переносились на новую строку.</text:span></text:p>
      <text:p text:style-name="P5"/>
      <text:p text:style-name="P1"><text:span text:style-name="T1">Лягушат раскидало по всему пруду, но лилии сгруппированы в верхней части. Ты можешь использовать </text:span><text:span text:style-name="Source_20_Text"><text:span text:style-name="T5">align-content</text:span></text:span><text:span text:style-name="T1">, чтобы указать, как несколько рядов должны отделяться друг от друга. Данное свойство принимает следующие значения:</text:span></text:p>
      <text:list xml:id="list3256076443" text:style-name="L6">
        <text:list-item>
          <text:p text:style-name="P16"><text:span text:style-name="Source_20_Text"><text:span text:style-name="T6">flex-start</text:span></text:span><text:span text:style-name="T1">: Ряды группируются в верхней части контейнера.</text:span></text:p>
        </text:list-item>
        <text:list-item>
          <text:p text:style-name="P22"><text:span text:style-name="Source_20_Text"><text:span text:style-name="T6">flex-end</text:span></text:span><text:span text:style-name="T1">: Ряды группируются в нижней части контейнера.</text:span></text:p>
        </text:list-item>
        <text:list-item>
          <text:p text:style-name="P22"><text:span text:style-name="Source_20_Text"><text:span text:style-name="T6">center</text:span></text:span><text:span text:style-name="T1">: Ряды группируются вертикально по центру контейнера.</text:span></text:p>
        </text:list-item>
        <text:list-item>
          <text:p text:style-name="P22"><text:span text:style-name="Source_20_Text"><text:span text:style-name="T6">space-between</text:span></text:span><text:span text:style-name="T1">: Ряды отображаются с одинаковыми расстояниями между ними.</text:span></text:p>
        </text:list-item>
        <text:list-item>
          <text:p text:style-name="P22"><text:span text:style-name="Source_20_Text"><text:span text:style-name="T6">space-around</text:span></text:span><text:span text:style-name="T1">: Ряды отображаются с одинаковыми расстояниями вокруг них.</text:span></text:p>
        </text:list-item>
        <text:list-item>
          <text:p text:style-name="P22"><text:soft-page-break/><text:span text:style-name="Source_20_Text"><text:span text:style-name="T6">stretch</text:span></text:span><text:span text:style-name="T1">: Ряды растягиваются, чтоб заполнить контейнер равномерно.</text:span></text:p>
        </text:list-item>
      </text:list>
      <text:p text:style-name="P1"><text:span text:style-name="T1">Это может запутать, но </text:span><text:span text:style-name="Source_20_Text"><text:span text:style-name="T5">align-content</text:span></text:span><text:span text:style-name="T1"> отвечает за расстояние между рядами, в то время как </text:span><text:span text:style-name="Source_20_Text"><text:span text:style-name="T5">align-items</text:span></text:span><text:span text:style-name="T1"> отвечает за то, как элементы в целом будут выровнены в контейнере. Когда только один ряд, </text:span><text:span text:style-name="Source_20_Text"><text:span text:style-name="T5">align-content</text:span></text:span><text:span text:style-name="T1"> ни на что не влияет.</text:span></text:p>
      <text:p text:style-name="P3"/>
      <text:p text:style-name="P7"/>
      <text:p text:style-name="P4"/>
      <text:p text:style-name="P7"/>
      <text:p text:style-name="Standard"/>
      <text:p text:style-name="Standard"/>
      <text:p text:style-name="Standard"/>
      <text:p text:style-name="P23"><text:bookmark text:name="before"/>#pond {</text:p>
      <text:p text:style-name="P24"><text:s text:c="2"/><text:span text:style-name="T11">display: flex;</text:span></text:p>
      <text:p text:style-name="P10">flex-direction: column-reverse;</text:p>
      <text:p text:style-name="P10">justify-content: flex-end;</text:p>
      <text:p text:style-name="P10">flex-wrap: wrap-reverse;</text:p>
      <text:p text:style-name="P9"><text:span text:style-name="T11">align-content: space-between;</text:span></text:p>
      <text:p text:style-name="P23"><text:bookmark text:name="after"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PT Sans" svg:font-family="'PT Sans'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10-25T09:45:41.517000000</dc:date>
    <meta:editing-duration>PT5H22M8S</meta:editing-duration>
    <meta:editing-cycles>4</meta:editing-cycles>
    <meta:document-statistic meta:table-count="0" meta:image-count="0" meta:object-count="0" meta:page-count="3" meta:paragraph-count="54" meta:word-count="538" meta:character-count="4618" meta:non-whitespace-character-count="4155"/>
  </office:meta>
</office:document-meta>
</file>